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ethods VS Tim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Time (sec)</text:p>
          </table:table-cell>
          <table:table-cell/>
          <table:table-cell office:value-type="string" calcext:value-type="string">
            <text:p>Threshold Taken = 60% for all these</text:p>
          </table:table-cell>
          <table:table-cell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66.961" calcext:value-type="float">
            <text:p>166.961</text:p>
          </table:table-cell>
          <table:table-cell/>
          <table:table-cell office:value-type="string" calcext:value-type="string">
            <text:p>Bucket = 10</text:p>
          </table:table-cell>
          <table:table-cell/>
        </table:table-row>
        <table:table-row table:style-name="ro2">
          <table:table-cell office:value-type="string" calcext:value-type="string">
            <text:p>+Loose</text:p>
          </table:table-cell>
          <table:table-cell office:value-type="float" office:value="39.336" calcext:value-type="float">
            <text:p>39.336</text:p>
          </table:table-cell>
          <table:table-cell/>
          <table:table-cell office:value-type="string" calcext:value-type="string">
            <text:p>Here threshold also effects time taken as Ubound depends on it.</text:p>
          </table:table-cell>
          <table:table-cell/>
        </table:table-row>
        <table:table-row table:style-name="ro2">
          <table:table-cell office:value-type="string" calcext:value-type="string">
            <text:p>+Strict</text:p>
          </table:table-cell>
          <table:table-cell office:value-type="float" office:value="39.195" calcext:value-type="float">
            <text:p>39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office:value-type="float" office:value="45.333" calcext:value-type="float">
            <text:p>45.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office:value-type="float" office:value="40.793" calcext:value-type="float">
            <text:p>40.7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office:value-type="float" office:value="26.079" calcext:value-type="float">
            <text:p>26.07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'+’ indicates “in addition to”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hods VS SpeedUp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2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Loose</text:p>
          </table:table-cell>
          <table:table-cell table:formula="of:=166.961/39.336" office:value-type="float" office:value="4.24448342485255" calcext:value-type="float">
            <text:p>4.24448342485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rict</text:p>
          </table:table-cell>
          <table:table-cell table:formula="of:=166.961/39.195" office:value-type="float" office:value="4.25975251945401" calcext:value-type="float">
            <text:p>4.259752519454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Static Indexing</text:p>
          </table:table-cell>
          <table:table-cell table:formula="of:=166.961/45.333" office:value-type="float" office:value="3.68299031610527" calcext:value-type="float">
            <text:p>3.682990316105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Dynamic Indexing</text:p>
          </table:table-cell>
          <table:table-cell table:formula="of:=166.961/40.793" office:value-type="float" office:value="4.09288358296767" calcext:value-type="float">
            <text:p>4.092883582967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+Partitioning</text:p>
          </table:table-cell>
          <table:table-cell table:formula="of:=166.961/26.079" office:value-type="float" office:value="6.40212431458262" calcext:value-type="float">
            <text:p>6.40212431458262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Similar Pairs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Similar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03" calcext:value-type="float">
            <text:p>110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9160" calcext:value-type="float">
            <text:p>29160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32561" calcext:value-type="float">
            <text:p>332561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7621" calcext:value-type="float">
            <text:p>47621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27926" calcext:value-type="float">
            <text:p>427926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656447" calcext:value-type="float">
            <text:p>1656447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shold VS Candidate/Qualifying Pai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didate/Qualifying pairs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88/88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88/88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95/94" office:value-type="float" office:value="1.01063829787234" calcext:value-type="float">
            <text:p>1.01063829787234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146/129" office:value-type="float" office:value="1.13178294573643" calcext:value-type="float">
            <text:p>1.13178294573643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241/162" office:value-type="float" office:value="1.48765432098765" calcext:value-type="float">
            <text:p>1.4876543209876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617/212" office:value-type="float" office:value="2.91037735849057" calcext:value-type="float">
            <text:p>2.91037735849057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47621/1103" office:value-type="float" office:value="43.1740707162285" calcext:value-type="float">
            <text:p>43.1740707162285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427926/29160" office:value-type="float" office:value="14.6751028806584" calcext:value-type="float">
            <text:p>14.6751028806584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1656447/332561" office:value-type="float" office:value="4.98088170290563" calcext:value-type="float">
            <text:p>4.980881702905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1:56:15.298843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07:56.109363567</meta:creation-date>
    <dc:date>2021-01-06T22:25:43.660587248</dc:date>
    <meta:editing-duration>PT29M54S</meta:editing-duration>
    <meta:editing-cycles>5</meta:editing-cycles>
    <meta:generator>LibreOffice/6.0.7.3$Linux_X86_64 LibreOffice_project/00m0$Build-3</meta:generator>
    <meta:document-statistic meta:table-count="1" meta:cell-count="97" meta:object-count="0"/>
  </office:meta>
</office:document-meta>
</file>